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omplex="Calibri" fo:font-weight="bold" style:font-weight-asian="bold" fo:font-size="16pt" style:font-size-asian="16pt" style:text-underline-type="single" style:text-underline-style="solid" style:text-underline-width="auto" style:text-underline-mode="continuous"/>
    </style:style>
    <style:style style:name="P3" style:parent-style-name="Normal" style:family="paragraph">
      <style:text-properties style:font-name-complex="Calibri" fo:font-weight="bold" style:font-weight-asian="bold" fo:font-size="12pt" style:font-size-asian="12pt"/>
    </style:style>
    <style:style style:name="P4" style:parent-style-name="Normal" style:family="paragraph">
      <style:text-properties style:font-name-complex="Calibri" fo:font-size="12pt" style:font-size-asian="12pt"/>
    </style:style>
    <style:style style:name="P5" style:parent-style-name="Normal" style:family="paragraph">
      <style:text-properties style:font-name-complex="Calibri" fo:font-size="12pt" style:font-size-asian="12pt"/>
    </style:style>
    <style:style style:name="P6" style:parent-style-name="Normal" style:family="paragraph">
      <style:text-properties style:font-name-complex="Calibri" fo:font-size="12pt" style:font-size-asian="12pt"/>
    </style:style>
    <style:style style:name="P7" style:parent-style-name="Normal" style:family="paragraph">
      <style:text-properties style:font-name-complex="Calibri" fo:font-size="12pt" style:font-size-asian="12pt"/>
    </style:style>
    <style:style style:name="P8" style:parent-style-name="Normal" style:family="paragraph">
      <style:text-properties style:font-name-complex="Calibri" fo:font-weight="bold" style:font-weight-asian="bold" fo:font-size="12pt" style:font-size-asian="12pt"/>
    </style:style>
    <style:style style:name="P9" style:parent-style-name="Normal" style:family="paragraph">
      <style:text-properties style:font-name-complex="Calibri" fo:font-size="12pt" style:font-size-asian="12pt"/>
    </style:style>
    <style:style style:name="P10" style:parent-style-name="Normal" style:family="paragraph">
      <style:text-properties style:font-name-complex="Calibri" fo:font-size="12pt" style:font-size-asian="12pt"/>
    </style:style>
    <style:style style:name="P11" style:parent-style-name="Normal" style:family="paragraph">
      <style:text-properties style:font-name-complex="Calibri" fo:font-size="12pt" style:font-size-asian="12pt"/>
    </style:style>
    <style:style style:name="P12" style:parent-style-name="Normal" style:family="paragraph">
      <style:text-properties style:font-name-complex="Calibri" fo:font-size="12pt" style:font-size-asian="12pt"/>
    </style:style>
    <style:style style:name="P13" style:parent-style-name="Normal" style:family="paragraph">
      <style:text-properties style:font-name-complex="Calibri" fo:font-size="12pt" style:font-size-asian="12pt"/>
    </style:style>
    <style:style style:name="P14" style:parent-style-name="Normal" style:family="paragraph">
      <style:text-properties style:font-name-complex="Calibri" fo:font-size="12pt" style:font-size-asian="12pt"/>
    </style:style>
    <style:style style:name="P15" style:parent-style-name="Normal" style:family="paragraph">
      <style:text-properties style:font-name-complex="Calibri" fo:font-size="12pt" style:font-size-asian="12pt"/>
    </style:style>
    <style:style style:name="P16" style:parent-style-name="Normal" style:family="paragraph">
      <style:text-properties style:font-name-complex="Calibri" fo:font-size="12pt" style:font-size-asian="12pt"/>
    </style:style>
    <style:style style:name="P17" style:parent-style-name="Normal" style:family="paragraph">
      <style:text-properties style:font-name-complex="Calibri" fo:font-size="12pt" style:font-size-asian="12pt"/>
    </style:style>
    <style:style style:name="P18" style:parent-style-name="Normal" style:family="paragraph">
      <style:text-properties style:font-name-complex="Calibri" fo:font-size="12pt" style:font-size-asian="12pt"/>
    </style:style>
    <style:style style:name="P19" style:parent-style-name="Normal" style:family="paragraph">
      <style:text-properties style:font-name-complex="Calibri" fo:font-size="12pt" style:font-size-asian="12pt"/>
    </style:style>
    <style:style style:name="P20" style:parent-style-name="Normal" style:family="paragraph">
      <style:text-properties style:font-name-complex="Calibri" fo:font-size="12pt" style:font-size-asian="12pt"/>
    </style:style>
    <style:style style:name="P21" style:parent-style-name="Normal" style:family="paragraph">
      <style:paragraph-properties style:text-autospace="none" style:vertical-align="auto"/>
      <style:text-properties style:font-name-complex="Calibri" style:font-weight-complex="bold" fo:font-size="12pt" style:font-size-asian="12pt" style:font-size-complex="12pt"/>
    </style:style>
    <style:style style:name="P22" style:parent-style-name="Normal" style:family="paragraph">
      <style:text-properties style:font-name-complex="Calibri" fo:font-size="12pt" style:font-size-asian="12pt"/>
    </style:style>
    <style:style style:name="P23" style:parent-style-name="Normal" style:family="paragraph">
      <style:text-properties style:font-name-complex="Calibri" fo:font-size="12pt" style:font-size-asian="12pt"/>
    </style:style>
    <style:style style:name="P24" style:parent-style-name="Normal" style:family="paragraph">
      <style:text-properties style:font-name-complex="Calibri" fo:font-size="12pt" style:font-size-asian="12pt"/>
    </style:style>
    <style:style style:name="P25" style:parent-style-name="Normal" style:family="paragraph">
      <style:text-properties style:font-name-complex="Calibri" fo:font-size="12pt" style:font-size-asian="12pt"/>
    </style:style>
    <style:style style:name="P26" style:parent-style-name="Normal" style:family="paragraph">
      <style:text-properties style:font-name-complex="Calibri" fo:font-size="12pt" style:font-size-asian="12pt"/>
    </style:style>
    <style:style style:name="P27" style:parent-style-name="Normal" style:family="paragraph">
      <style:text-properties style:font-name-complex="Calibri" fo:font-size="12pt" style:font-size-asian="12pt"/>
    </style:style>
    <style:style style:name="P28" style:parent-style-name="Normal" style:family="paragraph">
      <style:text-properties style:font-name-complex="Calibri" fo:font-size="12pt" style:font-size-asian="12pt"/>
    </style:style>
    <style:style style:name="P29" style:parent-style-name="Normal" style:family="paragraph">
      <style:text-properties style:font-name-complex="Calibri" fo:font-size="12pt" style:font-size-asian="12pt"/>
    </style:style>
    <style:style style:name="P30" style:parent-style-name="Normal" style:family="paragraph">
      <style:text-properties style:font-name-complex="Calibri" fo:font-size="12pt" style:font-size-asian="12pt"/>
    </style:style>
    <style:style style:name="P31" style:parent-style-name="Normal" style:family="paragraph">
      <style:text-properties style:font-name-complex="Calibri" fo:font-size="12pt" style:font-size-asian="12pt"/>
    </style:style>
    <style:style style:name="T32" style:parent-style-name="DefaultParagraphFont" style:family="text">
      <style:text-properties fo:font-size="12pt" style:font-size-asian="12pt"/>
    </style:style>
    <style:style style:name="T33" style:parent-style-name="DefaultParagraphFont" style:family="text">
      <style:text-properties fo:font-size="12pt" style:font-size-asian="12pt"/>
    </style:style>
    <style:style style:name="T34" style:parent-style-name="DefaultParagraphFont" style:family="text">
      <style:text-properties fo:font-size="12pt" style:font-size-asian="12pt"/>
    </style:style>
    <style:style style:name="T35" style:parent-style-name="DefaultParagraphFont" style:family="text">
      <style:text-properties fo:font-size="12pt" style:font-size-asian="12pt"/>
    </style:style>
    <style:style style:name="T36" style:parent-style-name="DefaultParagraphFont" style:family="text">
      <style:text-properties style:font-name-complex="Calibri" fo:font-size="12pt" style:font-size-asian="12pt"/>
    </style:style>
    <style:style style:name="P37" style:parent-style-name="Normal" style:family="paragraph">
      <style:text-properties style:font-name-complex="Calibri" fo:font-size="12pt" style:font-size-asian="12pt"/>
    </style:style>
    <style:style style:name="P38" style:parent-style-name="Normal" style:family="paragraph">
      <style:text-properties style:font-name-complex="Calibri" fo:font-size="12pt" style:font-size-asian="12pt"/>
    </style:style>
    <style:style style:name="P39" style:parent-style-name="Normal" style:family="paragraph">
      <style:text-properties style:font-name-complex="Calibri" fo:font-size="12pt" style:font-size-asian="12pt"/>
    </style:style>
    <style:style style:name="P40" style:parent-style-name="Normal" style:family="paragraph">
      <style:text-properties style:font-name-complex="Calibri" fo:font-size="12pt" style:font-size-asian="12pt"/>
    </style:style>
    <style:style style:name="P41" style:parent-style-name="Normal" style:family="paragraph">
      <style:text-properties style:font-name-complex="Calibri" fo:font-size="12pt" style:font-size-asian="12pt"/>
    </style:style>
    <style:style style:name="P42" style:parent-style-name="Normal" style:family="paragraph">
      <style:text-properties style:font-name-complex="Calibri" fo:font-size="12pt" style:font-size-asian="12pt"/>
    </style:style>
    <style:style style:name="P43" style:parent-style-name="Normal" style:family="paragraph">
      <style:text-properties style:font-name-complex="Calibri" fo:font-size="12pt" style:font-size-asian="12pt"/>
    </style:style>
    <style:style style:name="P44" style:parent-style-name="Normal" style:family="paragraph">
      <style:text-properties style:font-name-complex="Calibri" fo:font-size="12pt" style:font-size-asian="12pt"/>
    </style:style>
    <style:style style:name="P45" style:parent-style-name="Normal" style:family="paragraph">
      <style:text-properties style:font-name-complex="Calibri" fo:font-size="12pt" style:font-size-asian="12pt"/>
    </style:style>
    <style:style style:name="P46" style:parent-style-name="Normal" style:family="paragraph">
      <style:text-properties style:font-name-complex="Calibri" fo:font-size="12pt" style:font-size-asian="12pt"/>
    </style:style>
    <style:style style:name="P47" style:parent-style-name="Normal" style:family="paragraph">
      <style:text-properties style:font-name-complex="Calibri" fo:font-size="12pt" style:font-size-asian="12pt"/>
    </style:style>
    <style:style style:name="P48" style:parent-style-name="Normal" style:family="paragraph">
      <style:text-properties style:font-name-complex="Calibri" fo:font-size="12pt" style:font-size-asian="12pt"/>
    </style:style>
    <style:style style:name="P49" style:parent-style-name="Normal" style:family="paragraph">
      <style:text-properties style:font-name-complex="Calibri" fo:font-size="12pt" style:font-size-asian="12pt"/>
    </style:style>
    <style:style style:name="P50" style:parent-style-name="Normal" style:family="paragraph">
      <style:text-properties style:font-name-complex="Calibri" fo:font-size="12pt" style:font-size-asian="12pt"/>
    </style:style>
    <style:style style:name="P51" style:parent-style-name="Normal" style:family="paragraph">
      <style:text-properties style:font-name-complex="Calibri" fo:font-size="12pt" style:font-size-asian="12pt"/>
    </style:style>
    <style:style style:name="P52" style:parent-style-name="Normal" style:family="paragraph">
      <style:text-properties style:font-name-complex="Calibri" fo:font-size="12pt" style:font-size-asian="12pt"/>
    </style:style>
    <style:style style:name="P53" style:parent-style-name="Normal" style:family="paragraph">
      <style:text-properties style:font-name-complex="Calibri" fo:font-size="12pt" style:font-size-asian="12pt"/>
    </style:style>
    <style:style style:name="T54" style:parent-style-name="DefaultParagraphFont" style:family="text">
      <style:text-properties style:font-name-complex="Calibri" fo:font-size="12pt" style:font-size-asian="12pt"/>
    </style:style>
    <style:style style:name="T55" style:parent-style-name="DefaultParagraphFont" style:family="text">
      <style:text-properties style:font-name-complex="Calibri" fo:font-size="12pt" style:font-size-asian="12pt"/>
    </style:style>
    <style:style style:name="T56" style:parent-style-name="DefaultParagraphFont" style:family="text">
      <style:text-properties style:font-name-complex="Calibri" fo:font-size="12pt" style:font-size-asian="12pt"/>
    </style:style>
    <style:style style:name="T57" style:parent-style-name="DefaultParagraphFont" style:family="text">
      <style:text-properties style:font-name-complex="Calibri" fo:font-size="12pt" style:font-size-asian="12pt"/>
    </style:style>
    <style:style style:name="T58" style:parent-style-name="DefaultParagraphFont" style:family="text">
      <style:text-properties style:font-name-complex="Calibri" fo:font-size="12pt" style:font-size-asian="12pt"/>
    </style:style>
  </office:automatic-styles>
  <office:body>
    <office:text text:use-soft-page-breaks="true">
      <text:p text:style-name="P1"><text:span text:style-name="T2">Data analysis cw2</text:span></text:p>
      <text:p text:style-name="P3">Data preparation:</text:p>
      <text:p text:style-name="P4">Firstly, I used OpenRefine to create a simple cleaned version of the data, sticking as closely as possible to the original but removing errors. This involved merging certain nominal values if there<text:s/>was an obvious misspelling such as changing ‘ather’ to ‘other’. This managed to get the ‘purpose’ field down to 10 possible values from 15. I then removed rows that contained suspicious values for a column. This was a safer choice than using averages to replace the values as that could produce inaccurate results. As the data loss was only one percent, I decided that it was an acceptable price to pay for a cleaner dataset. Here, things such as erroneous values were removed unless there was an obvious correction such as 0.44 to 44 or removing a – sign. This version of the dataset was then saved as a base for all versions of the data.</text:p>
      <text:p text:style-name="P5">Secondly, I created a numerical version of the data, converting as many values as possible to numeric values. Checking status was set to -1, 0, 1 and 2, replacing the original &lt;0, ‘no checking’, ‘0&lt;=X&lt;200’ and &gt;=200 nominal values. Saving status was changed to 0, 1, 2, 3 and 4 from ‘no known savings’, &lt;100, 100&lt;=X&lt;500, 500&lt;=X&lt;1000 and &gt;=1000 respectively. Employment was set to 0, 1, 2, 3 and 4 from unemployed, &lt;1, 1&lt;=X&lt;4, 4&lt;=X&lt;7 and &gt;=7. Job was a little bit harder to classify as there was no numerical aspect to the original values, but I decided to convert them anyway as there is a clear progression from unemployed/unskilled non-resident up to high qualifying/self emp/mgmt. I used numbers 0, 1, 2 and 3 for this, where 0 represents unemployed/unskilled non-resident, 1 replaced unskilled resident, 2 is for skilled and 3 means high qualifying/self emp/mgmt. Class was set to 1 = good and 0 = bad but this was somewhat unnecessary as binary values generally aren’t very useful as numeric data.</text:p>
      <text:p text:style-name="P6">Next, I made a different version containing as many nominal values as possible. The credit amount variable was changed to nominal by creating bands which hold. Values were separated into &lt;=1000, 1000&lt;=X&lt;=2000, 2000&lt;X&lt;=3000, 3000&lt;X&lt;=4000, 4000&lt;X&lt;=6000, 6000&lt;X&lt;=8000, 8000&lt;X&lt;=12000 and &gt;12000 bands. The bands are of different ranges as they were created so that a similar amount of values fitted into each<text:s/>band. This creates data that is less likely to produce results that are skewed by a small number of records. A similar method was used for the age bands, which are &lt;25, 25 to 29, 35 to 44, 45 to 59 and over 60 . The case number variable was not converted as it is merely there to identify a specific record and was not used in the investigations.</text:p>
      <text:p text:style-name="P7">Finally I exported the datasets from OpenRefine in the .csv file type then converted each version of the data to the .arff format using the ArffViewer tool built into Weka.<text:s/></text:p>
      <text:p text:style-name="P8">Data analysis:</text:p>
      <text:p text:style-name="P9"/>
      <text:p text:style-name="P10">Classification:</text:p>
      <text:p text:style-name="P11"/>
      <text:soft-page-break/>
      <text:p text:style-name="P12">For classification, the J48 algorithm was used to find patterns in the data. It was run on the nominal version of the data with cross-validation set to 10 folds. This produced several good rules regarding the data.</text:p>
      <text:p text:style-name="P13">The first rule is that if there is no checking for a loan applicant, then they are highly likely to be accepted for a loan, with 345 people out of the 388 being granted good status, which equates to 88.9%. This also has a high coverage of 39.2% of the total dataset, making it more reliable. What this means is that people who do not have a current account with this bank are more likely to be given good status than those who do have a current account.</text:p>
      <text:p text:style-name="P14"/>
      <text:p text:style-name="P15">The second rule found with the J48 algorithm is that if<text:s/>the checking status is less than 0 and the credit history is critical or other existing credit, applicants are likely to get the good status. Here 49 out of the 67 applicants were successful. This equates to 73.1% which means that it was only slightly higher than the average of 70%, so this is not hugely accurate, but it has a fairly high coverage of 67 records.</text:p>
      <text:p text:style-name="P16"/>
      <text:p text:style-name="P17">The third rule is that if the checking status is less than 0, the credit history is existing paid and the purpose is a new car, the person is highly unlikely to be classified as good with only 15 out of 42 people being given the good class in this area. This gives the rule a 64.3% accuracy which may seem quite low, but when you compare it to the ratio of people in total that were given bad status (30%) it shows to be a strong rule, with people in this category being more than twice as likely to be given the bad status than the average applicant.</text:p>
      <text:p text:style-name="P18"/>
      <text:p text:style-name="P19">The fourth rule is that if the applicant’s checking status is between 0 and 200 as well as having no<text:s/>known savings, they are very likely to get good classification for the loan. Just 7 of the 45 in this category were given bad status giving it an 84.4% accuracy.<text:s/></text:p>
      <text:p text:style-name="P20"/>
      <text:p text:style-name="P21">The fifth rule found was that if the someone had a checking status between 0 and 200, a saving status of less than 100 and a credit amount of between 4000 and 6000, they were unlikely to be given a loan, with 12 out of 20 people being given put in the ‘bad’ class. This was interesting as people asking for slightly bigger loans (15/23 for loans between 6000 and 8000) and people asking for slightly smaller loans (11/14 for loans between 3000 and 4000) both had good as the predominant class. The high accuracy of all these combined with the acceptable coverage shows us an interesting parabolic type relationship in the data.</text:p>
      <text:p text:style-name="P22"/>
      <text:p text:style-name="P23">The sixth and final rule found with the J48 algorithm was found by removing the checking status variable from the table. This revealed interesting information about how credit history affected a person’s chance of getting a loan. The tree revealed that while those who had existing paid debt, those who had critical or other credit at another bank and those who had previously been late on payments were mostly given good status, if they had paid all their debt back they were actually unlikely to be given good status, with 27 out of 48 people being categorised as bad. While this category only covers around 5% of the total data, it is<text:s/><text:soft-page-break/>contrary to expectations for people who have been reliable with payments in the past to be likely to be classed as risky by the bank.</text:p>
      <text:p text:style-name="P24"/>
      <text:p text:style-name="P25">Association:</text:p>
      <text:p text:style-name="P26">For association, the Apriori algorithm was used. This was also run on the nominal version of the data with a minimum confidence of 0.9 and number of rules set to 10.</text:p>
      <text:p text:style-name="P27">The first rule found was that for people who had no checking status (i.e. no current account in this bank) and wanted a loan for a radio or tv were extremely likely to be considered safe for a loan, with 118 out of 125 applicants being granted a loan giving a confidence of 0.94. the coverage was also good. This is likely related to the smaller amounts that are required than, say, a car loan meaning they are less risky.</text:p>
      <text:p text:style-name="P28">Next, it was found that if there was no checking status, but they had been in their current job for over 7 years, they were very likely<text:s/>to be given a loan with 107 out of 114 people achieving ‘good’ classification with a confidence of 94%. This makes sense and would be what one would expect as people who have managed to retain a job for over seven years are less likely to lose their job and therefore more likely to be able to keep up payments than someone who tends to switch jobs more often. The person having held a job for 7 years also means that they are likely to be older than the average loan applicant.</text:p>
      <text:p text:style-name="P29">Another rule that was found again<text:s/>has checking status at no checking, but this time shows that people with critical or other existing credit were very likely to be considered safe to give a loan to. 143 out of 153 applicants in this category were deemed to be good which goes against expectations as they would logically be a higher risk than those without existing debt. However, the 93% confidence combined with the 153 strong sample shows that it is unlikely to be a coincidence.<text:s/></text:p>
      <text:p text:style-name="P30">For the next rules I changed the minimum confidence to 0.8 and increased the number of rules to 20 to give results which covered more of the data as the top results were all for no checking.<text:s/></text:p>
      <text:p text:style-name="P31">The first thing I found with these adaptions was that if a single male who has no known savings was likely to be considered a<text:s/>safe enough choice to award the ‘good’ class to. 100 out of 114 applicants within these bounds were successful here. <text:s/>This still had a high confidence of 88% so shows a clear advantage to people in this category.</text:p>
      <text:p text:style-name="Normal"><text:span text:style-name="T32">The next rule with the new boundaries is t</text:span><text:span text:style-name="T33">hat if checking status is less than 0 and the class is bad, 114 people out of 134 had a saving status of less than 100. This was the only rule in the top 20 that had the class as bad due to the lower number of ‘bad’ records compared to ‘good’ records. This</text:span><text:span text:style-name="T34"><text:s/>shows that people with little in the way of savings are unlikely to be granted a loan from this bank and with a high confidence of 85% when only 30% of the total are given bad status shows that checking status and savings are highly significant factors wh</text:span><text:span text:style-name="T35">en it comes to calculating the class the applicant is given.</text:span><text:span text:style-name="T36"><text:s/></text:span></text:p>
      <text:p text:style-name="P37">Finally for the Apriori association algorithm, if credit history was critical or other existing credit, the client would be likely to get accepted for their loan application. 242 out of 291 applicants were successful here, giving a confidence of 83%. However, this information when compared to the third rule found with Apriori shows that people who have a checking<text:s/><text:soft-page-break/>status of no checking skewed the results here with their 93% loan acceptance rate and they account for 143 out of the 242 people with critical or other existing credit who were classified as good.</text:p>
      <text:p text:style-name="P38">Clustering:</text:p>
      <text:p text:style-name="P39">For clustering I used the k means algorithm with the number of clusters set to 6. It was run using the numerical version of the data. It is important to have an understanding of the values used to convert nominal data to numerical data here as this will contribute significantly to the understanding of the clustering as a whole. These values are shown in the data preparation part of this report.</text:p>
      <text:p text:style-name="P40">The full data set has values of 0.1192 for checking status, 3274.8 for credit amount, 1.1909 for saving status, 2.3838 for employment, 35.6 for age, 1.903 for job and 0.703 for class.</text:p>
      <text:p text:style-name="P41">One cluster shows only those who got bad classification and contains 146 values or 15% of the data. It has an average loan amount of 4041.3, a saving status of 1.1 and an employment value of 2.28. if we compare this to the whole data set, we see that the loan amount is slightly higher than average, the saving status<text:s/>slightly worse and the employment period shorter. <text:s/>The age and job type are very similar to the overall. This indicates that neither age nor job type has much of a bearing on whether someone is granted a loan or not.<text:s/></text:p>
      <text:p text:style-name="P42">Another cluster only contains<text:s/>records that have been given the good classification which is useful for comparison against the previous cluster. We see here that the average loan amount is smaller than both the previous cluster and the full data, showing that the loan amount has a bearing on whether or not an applicant is offered a loan. Generally speaking, the higher the amount, the lower the chance of an application being accepted without caution. This cluster also has an average age at 37.5, around 2 years higher than the average. This contradicts what the previous cluster shows and suggests that older applicants may be more likely to be granted a loan than younger people.</text:p>
      <text:p text:style-name="P43">A third cluster gives us a high acceptance rate of 0.914 despite the very high 5400 credit amount. This cluster does only account for 9% of the data though, so it does not completely write off the idea that lower loans are more likely to be accepted. One interesting part of this category is that the job type is significantly higher than average. This combined with the<text:s/>employment time and age being lower than average suggests this cluster is representing up and coming middle class customers who are in good jobs and starting to build themselves up. The fact that these people also have a lower savings amount than the overall average backs this up.</text:p>
      <text:p text:style-name="P44">A fourth cluster again has a high acceptance rate, this time 0.9387, alongside a higher average age and longer employment than the other clusters. This implies that this cluster contains people who are already well established in<text:s/>the job market and are therefore considered safe to offer a loan to. The average amount requested is lower than average.</text:p>
      <text:p text:style-name="P45">The fifth cluster contains a fairly young group of applicants, with the average age being 33.6. Contrary to expectations this group actually has a slightly higher employment time than average, which likely contributes to the slightly higher than average loan acceptance rate of 0.8162. The lower loan amount of 2536 is also probably a factor in this. The checking status is far higher than<text:s/>average meaning that these customers are likely to have more money in this bank in a current account than others.</text:p>
      <text:soft-page-break/>
      <text:p text:style-name="P46">The final cluster has the lowest average age at 32.1, and a low acceptance rate of 0.4362. This group has the shortest employment period of the groups. This, alongside the fact that they are asking for around the same amount of money as the average person, contributes to them being less likely to be trusted by the bank.</text:p>
      <text:p text:style-name="P47"/>
      <text:p text:style-name="P48">Conclusions:</text:p>
      <text:p text:style-name="P49"/>
      <text:p text:style-name="P50">To conclude this report, I shall briefly summarise the<text:s/>findings.</text:p>
      <text:p text:style-name="P51">Firstly, we found that there is a relationship between the amount asked for and whether or not the application is accepted. This is clearly an indirect correlation because certain values are more likely to be accepted than others either side of those values. However, the relationship is clearly there.</text:p>
      <text:p text:style-name="P52">Secondly, we can see that both having a better job and having held a job for longer contribute to making the bank more likely to give a loan to an applicant. This shows that the bank is cautious about lower paid individuals and younger people due to them being less established.</text:p>
      <text:p text:style-name="P53">The report also clearly highlighted that people with no checking status (those who have not got a current account with this bank) are far more likely to be given a loan than those who do have an account. This seems peculiar due to the bank having less information on this group of people, but it could be due to people without accounts at this bank shopping around for their loan and presenting to their advisor a better deal from another bank. This would create a bit of competition between the banks and could mean that a deal would be adjusted slightly to convince the customers to take their loan from this bank.</text:p>
      <text:p text:style-name="Normal"><text:span text:style-name="T54">Of the three methods used to mine this data, while they all played a si</text:span><text:span text:style-name="T55">gnificant role in the investigation, the Apriori association algorithm was the most efficient at gathering rules and therefore would be a good way to start if the data were to be mined further. It is easier to get started with and understand than the other</text:span><text:span text:style-name="T56"><text:s/>two methods used. The fact that it uses nominal data as opposed to numerical as was used in the k-means clustering algorithm means that it was also easier to generate data for and more of the data could be used by the algorithm. This is due to there being</text:span><text:span text:style-name="T57"><text:s/>more options available to convert data to nominal from numerical than there are to do things the other way around. In this data set I managed to convert all 10 useful data columns to nominal, while only 8 of the 10 could reasonably be converted to numeric</text:span><text:span text:style-name="T58">al. Even that included some imagination, especially for the job type variable, where it had to be decided which nominal value was higher ranking than anoth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acet-choice-count" style:display-name="facet-choice-count"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nry, Peter</meta:initial-creator>
    <dc:creator>Peter Henry</dc:creator>
    <meta:creation-date>2018-12-01T23:25:00Z</meta:creation-date>
    <dc:date>2022-02-24T19:34:00Z</dc:date>
    <meta:template xlink:href="Normal.dotm" xlink:type="simple"/>
    <meta:editing-cycles>6</meta:editing-cycles>
    <meta:editing-duration>PT33960S</meta:editing-duration>
    <meta:document-statistic meta:page-count="5" meta:paragraph-count="30" meta:word-count="2310" meta:character-count="15450" meta:row-count="109" meta:non-whitespace-character-count="13170"/>
  </office:meta>
</office:document-meta>
</file>